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left="0.141cm" fo:padding-right="0.141cm" fo:padding-top="0.035cm" fo:padding-bottom="0.035cm" fo:border="0.51pt solid #000000"/>
    </style:style>
    <style:style style:name="P3" style:family="paragraph" style:parent-style-name="Standard">
      <style:paragraph-properties fo:margin-left="0cm" fo:margin-right="0cm" fo:text-align="justify" style:justify-single-word="false" fo:text-indent="1.249cm" style:auto-text-indent="false" fo:padding-left="0.141cm" fo:padding-right="0.141cm" fo:padding-top="0.035cm" fo:padding-bottom="0.035cm" fo:border="0.51pt solid #000000"/>
    </style:style>
    <style:style style:name="P4" style:family="paragraph" style:parent-style-name="Heading_20_1">
      <style:paragraph-properties fo:text-align="justify" style:justify-single-word="false" fo:padding-left="0cm" fo:padding-right="0cm" fo:padding-top="0cm" fo:padding-bottom="0.035cm" fo:border-left="none" fo:border-right="none" fo:border-top="none" fo:border-bottom="0.51pt solid #000000"/>
    </style:style>
    <style:style style:name="P5" style:family="paragraph" style:parent-style-name="Heading_20_1" style:master-page-name="Standard">
      <style:paragraph-properties fo:text-align="justify" style:justify-single-word="false" style:page-number="auto" fo:padding-left="0cm" fo:padding-right="0cm" fo:padding-top="0cm" fo:padding-bottom="0.035cm" fo:border-left="none" fo:border-right="none" fo:border-top="none" fo:border-bottom="0.51pt solid #000000"/>
    </style:style>
    <style:style style:name="P6" style:family="paragraph" style:parent-style-name="Header">
      <style:paragraph-properties fo:text-align="end" style:justify-single-word="false"/>
    </style:style>
    <style:style style:name="P7" style:family="paragraph" style:parent-style-name="Header">
      <style:paragraph-properties fo:text-align="end" style:justify-single-word="false"/>
    </style:style>
    <style:style style:name="P8" style:family="paragraph" style:parent-style-name="List_20_Paragraph">
      <style:paragraph-properties fo:text-align="justify" style:justify-single-word="false"/>
    </style:style>
    <style:style style:name="P9" style:family="paragraph" style:parent-style-name="List_20_Paragraph" style:list-style-name="WWNum1">
      <style:paragraph-properties fo:text-align="justify" style:justify-single-word="false"/>
    </style:style>
    <style:style style:name="P10" style:family="paragraph" style:parent-style-name="List_20_Paragraph" style:list-style-name="WWNum2">
      <style:paragraph-properties fo:text-align="justify" style:justify-single-word="false"/>
    </style:style>
    <style:style style:name="T1" style:family="text">
      <style:text-properties fo:language="en" fo:country="US"/>
    </style:style>
    <style:style style:name="T2" style:family="text">
      <style:text-properties fo:text-transform="uppercase" fo:color="#000000" fo:font-size="10pt" style:font-size-asian="10pt" style:font-size-complex="10pt"/>
    </style:style>
    <style:style style:name="T3" style:family="text">
      <style:text-properties fo:text-transform="uppercase" fo:color="#000000" fo:font-size="10pt" style:font-size-asian="10pt" style:font-size-complex="10pt"/>
    </style:style>
    <style:style style:name="T4" style:family="text">
      <style:text-properties fo:color="#000000"/>
    </style:style>
    <style:style style:name="T5" style:family="text">
      <style:text-properties fo:color="#000000" style:font-name="Calibri Light" fo:font-size="10pt" style:font-name-asian="F" style:font-size-asian="10pt" style:font-name-complex="F"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0. Introducción</text:h>
      <text:p text:style-name="P1"/>
      <text:p text:style-name="P1">En este documento veremos la explicación a las diferentes partes expuestas en la práctica final.</text:p>
      <text:p text:style-name="P1"/>
      <text:h text:style-name="P4" text:outline-level="1">Parte 1: Carga masiva de datos</text:h>
      <text:p text:style-name="P1"/>
      <text:p text:style-name="P1">Los estándares que debe cumplir el programa en esta parte son:</text:p>
      <text:list xml:id="list1268127204" text:style-name="WWNum1">
        <text:list-item>
          <text:p text:style-name="P9">Un menú con las opciones: Crear y borrar usuarios y Salir del programa.</text:p>
        </text:list-item>
        <text:list-item>
          <text:p text:style-name="P9">El grupo dirección cambia el horario a 7AM-10PM</text:p>
        </text:list-item>
        <text:list-item>
          <text:p text:style-name="P9">Verificar si existe un grupo y de no existir crearlo con la hora y fecha y el nombre del grupo.</text:p>
        </text:list-item>
      </text:list>
      <text:p text:style-name="P1"/>
      <text:p text:style-name="P1">El menú dispone de un header para usuarios con las opciones pedidas por esta parte. Pide un valor de 1 a 3. Siempre cojera el primer valor introducido “set var=%var:~0,1%” de no poner nada envía al inicio.</text:p>
      <text:p text:style-name="P1">Para el grupo dirección he cambiado el horario con una condición que verifique si el grupo es dirección cambia la hora a 7AM-10PM</text:p>
      <text:p text:style-name="P2"><text:span text:style-name="T1">“IF !grupo! EQU Direccion net user !usuario! /times:!firstExpire!!secondExpire!,7AM-10PM”</text:span></text:p>
      <text:p text:style-name="P1">La verificación del grupo se ha realizado mediante “IF ERRORLEVEL 1” y redirige la salida a “grupos_creados.txt” con nombre del grupo, hora y fecha completas.</text:p>
      <text:h text:style-name="P4" text:outline-level="1">Parte 2: Permisos con comandos</text:h>
      <text:p text:style-name="P1"/>
      <text:p text:style-name="P1">Los estándares que debe cumplir el programa en esta parte son:</text:p>
      <text:list xml:id="list3014202556" text:style-name="WWNum2">
        <text:list-item>
          <text:p text:style-name="P10">Cada grupo dispone de una carpeta con su nombre dentro de “Departamentos”</text:p>
        </text:list-item>
        <text:list-item>
          <text:p text:style-name="P10">Solo dirección puede acceder a todos los demás departamentos.</text:p>
        </text:list-item>
        <text:list-item>
          <text:p text:style-name="P10">Producción puede cambiar otros archivos que no sean suyos.</text:p>
        </text:list-item>
        <text:list-item>
          <text:p text:style-name="P10">Cada usuario dispone de una carpeta personal dentro del Raid 5 creado anteriormente y solo los jefes de cada grupo pueden entrar a todos los usuarios de sus grupos.</text:p>
        </text:list-item>
      </text:list>
      <text:p text:style-name="P8"/>
      <text:p text:style-name="P1">La creación de las carpetas para los grupos se ha creado siguiendo una verificación de grupos.</text:p>
      <text:p text:style-name="P1">Producción puede modificar otros archivos que no sean suyos.</text:p>
      <text:p text:style-name="P2"><text:soft-page-break/>IF NOT EXIST c:/Departamentos/Produccion (</text:p>
      <text:p text:style-name="P2"><text:tab/>IF !grupo! EQU Produccion mkdir "c:/Departamentos/Produccion"</text:p>
      <text:p text:style-name="P2"><text:tab/>IF !grupo! EQU Produccion cacls "c:/Departamentos/Produccion" /e /g Produccion:c</text:p>
      <text:p text:style-name="P2">)</text:p>
      <text:p text:style-name="P1"/>
      <text:p text:style-name="P1">Para dirección se ha asignado permisos de forma recursiva en la carpeta padre dándole solo permisos de lectura de esta forma se aplica a todo el contenido.</text:p>
      <text:p text:style-name="P2">IF !grupo! EQU Direccion cacls "c:/Departamentos" /t /e /g Direccion:r</text:p>
      <text:p text:style-name="P1">Para la carpeta personal de los usuarios dentro del Raid 5, se ha realizado una comprobación y creando la carpeta personal dentro del raid con el nombre Raid5_ + usuario, asignando permisos a cada usuario dentro de su carpeta.</text:p>
      <text:p text:style-name="P2"><text:span text:style-name="T1">IF NOT EXIST g:/usuarios/Raid5_!usuario! </text:span>(</text:p>
      <text:p text:style-name="P2"><text:tab/>mkdir "g:/usuarios/Raid5_!usuario!"</text:p>
      <text:p text:style-name="P2"><text:tab/>cacls "g:/usuarios/Raid5_!usuario!" /e /g !usuario!:c</text:p>
      <text:p text:style-name="P2">)</text:p>
      <text:p text:style-name="P1">Teniendo en cuenta que los jefes son parte del mismo grupo, se ha realizado una verificación de si existe el jefe en el grupo asigna el usuario dentro de la carpeta de cada usuario</text:p>
      <text:p text:style-name="P2">IF !grupo! EQU Administracion (</text:p>
      <text:p text:style-name="P3">cacls "g:/usuarios/Raid5_!usuario!" /e /g MorenoP:c</text:p>
      <text:p text:style-name="P2">) </text:p>
      <text:p text:style-name="P1">Una vez creado todo elimina la herencia de permisos y quita el grupo usuarios de todas las carpetas, para después añadirlo solo en la carpeta padre. Repite este apartado dentro de la carpeta usuarios y Departamentos.</text:p>
      <text:p text:style-name="P2">icacls "c:/Departamentos" /t /inheritance:d</text:p>
      <text:p text:style-name="P2">icacls "c:/Departamentos" /t /remove Usuarios</text:p>
      <text:p text:style-name="P2">icacls "c:/Departamentos" /grant Usuarios:rx</text:p>
      <text:p text:style-name="P1"><text:bookmark text:name="_GoBac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000000" fo:font-size="14pt" fo:font-weight="bold" style:font-name-asian="F" style:font-family-generic-asian="system" style:font-pitch-asian="variable" style:font-size-asian="14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font-size="12pt" fo:font-weight="bold" style:font-name-asian="F" style:font-family-generic-asian="system" style:font-pitch-asian="variable" style:font-size-asian="12pt" style:font-weight-asian="bold" style:font-name-complex="F" style:font-family-generic-complex="system" style:font-pitch-complex="variable" style:font-size-complex="13pt"/>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marcador_20_de_20_posición" style:display-name="Texto de marcador de posición" style:family="text" style:parent-style-name="Default_20_Paragraph_20_Font">
      <style:text-properties fo:color="#808080"/>
    </style:style>
    <style:style style:name="Título_20_1_20_Car" style:display-name="Título 1 Car" style:family="text" style:parent-style-name="Default_20_Paragraph_20_Font">
      <style:text-properties fo:color="#000000" fo:font-size="14pt" fo:font-weight="bold" style:font-name-asian="F" style:font-family-generic-asian="system" style:font-pitch-asian="variable" style:font-size-asian="14pt" style:font-weight-asian="bold" style:font-name-complex="F" style:font-family-generic-complex="system" style:font-pitch-complex="variable" style:font-size-complex="16pt"/>
    </style:style>
    <style:style style:name="Título_20_2_20_Car" style:display-name="Título 2 Car" style:family="text" style:parent-style-name="Default_20_Paragraph_20_Font">
      <style:text-properties fo:font-size="12pt" fo:font-weight="bold" style:font-name-asian="F" style:font-family-generic-asian="system" style:font-pitch-asian="variable" style:font-size-asian="12pt" style:font-weight-asian="bold" style:font-name-complex="F" style:font-family-generic-complex="system" style:font-pitch-complex="variable" style:font-size-complex="13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fo:text-transform="uppercase" fo:color="#000000" fo:font-size="10pt" style:font-size-asian="10pt" style:font-size-complex="10pt"/>
    </style:style>
    <style:style style:name="MT2" style:family="text">
      <style:text-properties fo:color="#000000"/>
    </style:style>
    <style:style style:name="MT3" style:family="text">
      <style:text-properties fo:color="#000000" style:font-name="Calibri Light" fo:font-size="10pt" style:font-name-asian="F" style:font-size-asian="10pt" style:font-name-complex="F" style:font-size-complex="10pt"/>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text:span text:style-name="MT1"/></text:p>
        <text:p text:style-name="Header"/>
      </style:header>
      <style:footer>
        <text:p text:style-name="Footer"><text:span text:style-name="MT2"><text:s/></text:span><text:span text:style-name="MT3">pág. </text:span><text:span text:style-name="MT3"><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ga masiva de usuarios</dc:title>
    <meta:initial-creator>Maruan Boukhriss</meta:initial-creator>
    <meta:editing-cycles>25</meta:editing-cycles>
    <meta:creation-date>2019-11-24T17:48:00</meta:creation-date>
    <dc:date>2020-02-14T20:03:46.296932607</dc:date>
    <meta:editing-duration>PT28M5S</meta:editing-duration>
    <meta:generator>LibreOffice/6.0.7.3$Linux_X86_64 LibreOffice_project/00m0$Build-3</meta:generator>
    <meta:document-statistic meta:table-count="0" meta:image-count="0" meta:object-count="0" meta:page-count="2" meta:paragraph-count="39" meta:word-count="481" meta:character-count="2995" meta:non-whitespace-character-count="255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